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5cm" fo:min-width="9cm"/>
    </style:style>
    <style:style style:name="gr7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6.35cm" fo:min-width="25.7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3" style:family="text">
      <style:text-properties style:font-name="DejaVu Math TeX Gyre" fo:font-size="14pt" fo:font-style="normal" fo:font-weight="bold" style:font-name-asian="DejaVu Math TeX Gyre1" style:font-size-asian="14pt" style:font-style-asian="normal" style:font-weight-asian="bold" style:font-name-complex="DejaVu Math TeX Gyre1" style:font-size-complex="14pt" style:font-style-complex="normal" style:font-weight-complex="bold"/>
    </style:style>
    <style:style style:name="T4" style:family="text">
      <style:text-properties style:text-position="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5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6cm" svg:y="5cm">
          <draw:glue-point draw:id="4" svg:x="5cm" svg:y="-3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6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1.5cm" svg:height="1.5cm" svg:x="23.25cm" svg:y="5.25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5cm" svg:height="1.5cm" svg:x="12.25cm" svg:y="5.25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75cm" svg:y1="6cm" svg:x2="16cm" svg:y2="6cm" draw:start-shape="id1" draw:start-glue-point="1" draw:end-shape="id2" draw:end-glue-point="3" svg:d="M13750 6000h2250" svg:viewBox="0 0 2251 1">
          <text:p/>
        </draw:connector>
        <draw:frame draw:style-name="gr2" draw:text-style-name="P2" draw:layer="layout" svg:width="1.044cm" svg:height="0.595cm" svg:x="14.485cm" svg:y="5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21.385cm" svg:y="5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758cm" svg:height="0.595cm" svg:x="10.385cm" svg:y="10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xml:id="id4" draw:id="id4" draw:layer="layout" svg:x1="24.75cm" svg:y1="6cm" svg:x2="28cm" svg:y2="5.998cm" draw:start-shape="id3" draw:start-glue-point="1" svg:d="M24750 6000h1876v-2h1374" svg:viewBox="0 0 3251 3">
          <text:p/>
        </draw:connector>
        <draw:connector draw:style-name="gr4" draw:text-style-name="P3" draw:layer="layout" svg:x1="21cm" svg:y1="6cm" svg:x2="23.25cm" svg:y2="6cm" draw:start-shape="id2" draw:start-glue-point="1" draw:end-shape="id3" draw:end-glue-point="3" svg:d="M21000 6000h2250" svg:viewBox="0 0 2251 1">
          <text:p/>
        </draw:connector>
        <draw:frame draw:style-name="gr2" draw:text-style-name="P2" draw:layer="layout" svg:width="1.187cm" svg:height="0.595cm" svg:x="25.485cm" svg:y="5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33cm" svg:height="0.595cm" svg:x="10.285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8" draw:id="id8">
          <draw:glue-point draw:id="4" svg:x="5cm" svg:y="2.5cm"/>
          <draw:glue-point draw:id="5" svg:x="5cm" svg:y="-2.5cm"/>
          <draw:line draw:style-name="gr5" draw:text-style-name="P3" draw:layer="layout" svg:x1="9.05cm" svg:y1="10.6cm" svg:x2="9.05cm" svg:y2="10.7cm">
            <text:p/>
          </draw:line>
          <draw:line draw:style-name="gr5" draw:text-style-name="P3" draw:layer="layout" svg:x1="9.05cm" svg:y1="10.3cm" svg:x2="9.05cm" svg:y2="10.4cm">
            <text:p/>
          </draw:line>
          <draw:line draw:style-name="gr5" draw:text-style-name="P3" draw:layer="layout" svg:x1="9.05cm" svg:y1="10.7cm" svg:x2="8.75cm" svg:y2="10.5cm">
            <text:p/>
          </draw:line>
          <draw:line draw:style-name="gr5" draw:text-style-name="P3" draw:layer="layout" svg:x1="9.05cm" svg:y1="10.3cm" svg:x2="8.75cm" svg:y2="10.5cm">
            <text:p/>
          </draw:line>
        </draw:g>
        <draw:custom-shape draw:style-name="gr6" draw:text-style-name="P1" xml:id="id5" draw:id="id5" draw:layer="layout" svg:width="9.5cm" svg:height="2cm" svg:x="13.7cm" svg:y="9cm">
          <draw:glue-point draw:id="4" svg:x="5cm" svg:y="-3cm"/>
          <draw:glue-point draw:id="5" svg:x="-5cm" svg:y="-2.5cm"/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078cm" svg:height="0.722cm" svg:x="13.928cm" svg:y="9.6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4" draw:text-style-name="P3" draw:layer="layout" svg:x1="26.626cm" svg:y1="5.999cm" svg:x2="23.2cm" svg:y2="10cm" draw:start-shape="id4" draw:start-glue-point="0" draw:end-shape="id5" draw:end-glue-point="1" svg:d="M26626 5999v4001h-3426" svg:viewBox="0 0 3427 4002">
          <text:p/>
        </draw:connector>
        <draw:custom-shape draw:style-name="gr3" draw:text-style-name="P1" draw:layer="layout" svg:width="1.5cm" svg:height="1.5cm" svg:x="7.25cm" svg:y="9.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5cm" svg:height="1.5cm" svg:x="3.25cm" svg:y="9.75cm">
          <text:p text:style-name="P2"><text:span text:style-name="T2">-</text:span><text:span text:style-name="T3">ℓ</text:span><text:span text:style-name="T4">T</text:span><text:span text:style-name="T5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cm" svg:height="0.542cm" svg:x="3.485cm" svg:y="10.2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g xml:id="id9" draw:id="id9">
          <draw:glue-point draw:id="4" svg:x="5cm" svg:y="2.5cm"/>
          <draw:glue-point draw:id="5" svg:x="5cm" svg:y="-2.5cm"/>
          <draw:line draw:style-name="gr5" draw:text-style-name="P3" draw:layer="layout" svg:x1="5.05cm" svg:y1="10.6cm" svg:x2="5.05cm" svg:y2="10.7cm">
            <text:p/>
          </draw:line>
          <draw:line draw:style-name="gr5" draw:text-style-name="P3" draw:layer="layout" svg:x1="5.05cm" svg:y1="10.3cm" svg:x2="5.05cm" svg:y2="10.4cm">
            <text:p/>
          </draw:line>
          <draw:line draw:style-name="gr5" draw:text-style-name="P3" draw:layer="layout" svg:x1="5.05cm" svg:y1="10.7cm" svg:x2="4.75cm" svg:y2="10.5cm">
            <text:p/>
          </draw:line>
          <draw:line draw:style-name="gr5" draw:text-style-name="P3" draw:layer="layout" svg:x1="5.05cm" svg:y1="10.3cm" svg:x2="4.75cm" svg:y2="10.5cm">
            <text:p/>
          </draw:line>
        </draw:g>
        <draw:frame draw:style-name="gr2" draw:text-style-name="P2" draw:layer="layout" svg:width="0.869cm" svg:height="0.614cm" svg:x="7.628cm" svg:y="10.2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4" draw:text-style-name="P3" xml:id="id7" draw:id="id7" draw:layer="layout" draw:line-skew="-0.749cm" svg:x1="3.25cm" svg:y1="10.5cm" svg:x2="12.25cm" svg:y2="6cm" draw:start-shape="id6" draw:start-glue-point="3" draw:end-shape="id1" draw:end-glue-point="3" svg:d="M3250 10500h-1250v-4500h10250" svg:viewBox="0 0 10251 4501">
          <text:p/>
        </draw:connector>
        <draw:connector draw:style-name="gr4" draw:text-style-name="P3" draw:layer="layout" draw:line-skew="0.502cm -5.001cm -2.725cm" svg:x1="2cm" svg:y1="8.25cm" svg:x2="13.7cm" svg:y2="9.5cm" draw:start-shape="id7" draw:start-glue-point="0" draw:end-shape="id5" draw:end-glue-point="5" svg:d="M2000 8250h1v-2250h8249v3500h3450" svg:viewBox="0 0 11701 3501">
          <text:p/>
        </draw:connector>
        <draw:connector draw:style-name="gr5" draw:text-style-name="P3" draw:layer="layout" draw:type="line" svg:x1="9.05cm" svg:y1="10.4cm" svg:x2="13.7cm" svg:y2="10.397cm" draw:start-shape="id8" draw:start-glue-point="5" svg:d="M9050 10400l4650-3" svg:viewBox="0 0 4651 4">
          <text:p/>
        </draw:connector>
        <draw:connector draw:style-name="gr5" draw:text-style-name="P3" draw:layer="layout" draw:type="line" svg:x1="9.05cm" svg:y1="10.6cm" svg:x2="13.7cm" svg:y2="10.598cm" draw:start-shape="id8" draw:start-glue-point="4" svg:d="M9050 10600l4650-2" svg:viewBox="0 0 4651 3">
          <text:p/>
        </draw:connector>
        <draw:connector draw:style-name="gr5" draw:text-style-name="P3" draw:layer="layout" draw:type="line" svg:x1="5.05cm" svg:y1="10.4cm" svg:x2="7.25cm" svg:y2="10.4cm" draw:start-shape="id9" draw:start-glue-point="5" svg:d="M5050 10400h2200" svg:viewBox="0 0 2201 1">
          <text:p/>
        </draw:connector>
        <draw:connector draw:style-name="gr5" draw:text-style-name="P3" draw:layer="layout" draw:type="line" svg:x1="5.05cm" svg:y1="10.6cm" svg:x2="7.25cm" svg:y2="10.6cm" draw:start-shape="id9" draw:start-glue-point="4" svg:d="M5050 10600h2200" svg:viewBox="0 0 2201 1">
          <text:p/>
        </draw:connector>
        <draw:custom-shape draw:style-name="gr7" draw:text-style-name="P3" draw:layer="layout" svg:width="26.2cm" svg:height="6.6cm" svg:x="1.9cm" svg:y="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20T07:28:35.601700357</dc:date>
    <meta:editing-duration>PT1H47M55S</meta:editing-duration>
    <meta:editing-cycles>35</meta:editing-cycles>
    <meta:generator>LibreOffice/6.1.5.2$Linux_X86_64 LibreOffice_project/1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row>
    <annotation encoding="StarMath 5.0">hat bold x( k+1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over accent="true">
        <mstyle mathvariant="bold">
          <mi>x</mi>
        </mstyle>
        <mo stretchy="false">^</mo>
      </mover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tyle mathvariant="bold">
          <mi>F</mi>
        </mstyle>
      </mrow>
      <mover accent="true">
        <mstyle mathvariant="bold">
          <mi>x</mi>
        </mstyle>
        <mo stretchy="false">^</mo>
      </mover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i>g</mi>
        </mstyle>
      </mrow>
      <mi>u</mi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i>K</mi>
        </mstyle>
      </mrow>
      <mrow>
        <mo fence="true" stretchy="true">(</mo>
        <mrow>
          <mrow>
            <mi>y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style mathvariant="bold">
                <msup>
                  <mi>c</mi>
                  <mi>T</mi>
                </msup>
              </mstyle>
            </mrow>
            <mover accent="true">
              <mstyle mathvariant="bold">
                <mi>x</mi>
              </mstyle>
              <mo stretchy="false">^</mo>
            </mover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true">)</mo>
      </mrow>
    </mrow>
    <annotation encoding="StarMath 5.0">hat bold x ( k+1 ) = bold F hat bold x ( k ) + bold g u( k ) + bold K left( y(k) - bold c^T hat bold x(k)  right)
</annotation>
  </semantics>
</math>
</file>

<file path=Object 8/content.xml><?xml version="1.0" encoding="utf-8"?>
<math xmlns="http://www.w3.org/1998/Math/MathML" display="block">
  <semantics>
    <mstyle mathvariant="bold">
      <msup>
        <mi>q</mi>
        <mrow>
          <mo stretchy="false">−</mo>
          <mn>1</mn>
        </mrow>
      </msup>
    </mstyle>
    <annotation encoding="StarMath 5.0">bold q^{ -1 }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